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CallableStatement.getURL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Object( String parameterName ,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Double( String parameterName , doubl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BigDecimal( String parameterName , BigDecimal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Date( int parameter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wa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oolean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registerOutParameter( int paramIndex , int sqlType ,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Object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Date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registerOutParameter( int parameterIndex , int sql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Object( String parameterName , Objec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Time( String parameterName , Time 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registerOutParameter( String parameterName , int sqlType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Double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Delegate( CallableStat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CallableStatement.getFloat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igDecimal( int parameterIndex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String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Long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DelegatingCallableStatement( DelegatingConnection c , CallableStat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CallableStatement.getDate( String parameterName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String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BinaryStream( String parameterName ,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Int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URL( String parameterName , URL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AsciiStream( String parameterName , InputStream 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Long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Short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Ref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ytes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igDecimal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oolean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Timestamp( String parameterName , Timestamp 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stamp( int parameter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URL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Int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Clob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lob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( String parameterName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Int( String parameterName ,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yte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Double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gatingCallableStatement.getObject( int i ,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CharacterStream( String parameterName , Reader reader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Date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lob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Float( String parameterName , floa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Float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Object( String parameterName , Object x , int targetSqlType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Object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Null( String parameterName , int sql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stamp( String parameterName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Byte( String parameterName , by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Short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registerOutParameter( int parameterIndex , int sqlType , int s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registerOutParameter( String parameterName , int sql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Boolean( String parameterName , boolean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Array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stamp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Array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yte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( int parameterInde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Date( String parameterName , Dat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stamp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Object( String parameterName , Object x , int targetSql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Date( String parameterName , Date x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Timestamp( String parameterName , Timestamp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Null( String parameterName , int sqlType ,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igDecimal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Long( String parameterName , lo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Ref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Time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Bytes( int parame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Bytes( String parameterName , byte [ ]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Time( String parameterName , Time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Short( String parameterName , shor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setString( String parameterName , String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getClob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allableStatement.registerOutParameter( String parameterName , int sqlType ,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